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0.798cm" fo:min-width="0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 draw:opacity="0%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font-name="Open Sans" style:font-name-asian="Open Sans" style:font-name-complex="Ope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cm" svg:height="1.1cm" svg:x="1.5cm" svg:y="2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2.5cm" svg:y="2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3.5cm" svg:y="2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4.5cm" svg:y="2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5.5cm" svg:y="2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6.5cm" svg:y="2.2cm">
          <text:p text:style-name="P1">6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32cm" svg:height="1.115cm" svg:x="3.968cm" svg:y="0.885cm">
          <draw:text-box>
            <text:p><text:span text:style-name="T1">ℓ</text:span></text:p>
          </draw:text-box>
        </draw:frame>
        <draw:custom-shape draw:style-name="gr1" draw:text-style-name="P2" draw:layer="layout" svg:width="1cm" svg:height="1.1cm" svg:x="1.5cm" svg:y="5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2.5cm" svg:y="5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3.5cm" svg:y="5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4.5cm" svg:y="5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5.5cm" svg:y="5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6.5cm" svg:y="5.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7.5cm" svg:y="5.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8.5cm" svg:y="5.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9.5cm" svg:y="5.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0.5cm" svg:y="5.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1.5cm" svg:y="5.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1cm" svg:x="12.5cm" svg:y="5.2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cm" svg:y1="3.5cm" svg:x2="2cm" svg:y2="5.1cm">
          <text:p/>
        </draw:line>
        <draw:line draw:style-name="gr3" draw:text-style-name="P4" draw:layer="layout" svg:x1="3cm" svg:y1="3.487cm" svg:x2="3cm" svg:y2="5.087cm">
          <text:p/>
        </draw:line>
        <draw:line draw:style-name="gr3" draw:text-style-name="P4" draw:layer="layout" svg:x1="4cm" svg:y1="3.487cm" svg:x2="4cm" svg:y2="5.087cm">
          <text:p/>
        </draw:line>
        <draw:line draw:style-name="gr3" draw:text-style-name="P4" draw:layer="layout" svg:x1="5cm" svg:y1="3.474cm" svg:x2="5cm" svg:y2="5.074cm">
          <text:p/>
        </draw:line>
        <draw:line draw:style-name="gr3" draw:text-style-name="P4" draw:layer="layout" svg:x1="6cm" svg:y1="3.461cm" svg:x2="6cm" svg:y2="5.061cm">
          <text:p/>
        </draw:line>
        <draw:line draw:style-name="gr3" draw:text-style-name="P4" draw:layer="layout" svg:x1="7cm" svg:y1="3.448cm" svg:x2="7cm" svg:y2="5.048cm">
          <text:p/>
        </draw:line>
        <draw:line draw:style-name="gr4" draw:text-style-name="P5" draw:layer="layout" svg:x1="7.5cm" svg:y1="6.8cm" svg:x2="13.5cm" svg:y2="6.8cm">
          <text:p/>
        </draw:line>
        <draw:frame draw:style-name="gr2" draw:text-style-name="P3" draw:layer="layout" svg:width="0.853cm" svg:height="0.962cm" svg:x="10.047cm" svg:y="7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3T11:15:51.045000000</meta:creation-date>
    <dc:date>2021-11-23T11:37:15.470000000</dc:date>
    <meta:editing-duration>PT10M52S</meta:editing-duration>
    <meta:editing-cycles>5</meta:editing-cycles>
    <meta:generator>LibreOffice/5.4.3.2$Windows_X86_64 LibreOffice_project/92a7159f7e4af62137622921e809f8546db437e5</meta:generator>
    <meta:document-statistic meta:object-count="27"/>
  </office:meta>
</office:document-meta>
</file>